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2c3e2" draw:fill-color="#92c3e2" draw:textarea-horizontal-align="justify" draw:textarea-vertical-align="middle" draw:auto-grow-height="false" fo:min-height="2.558cm" fo:min-width="1.727cm"/>
    </style:style>
    <style:style style:name="gr2" style:family="graphic" style:parent-style-name="standard">
      <style:graphic-properties svg:stroke-color="#784cb1" draw:fill-color="#784cb1" draw:textarea-horizontal-align="justify" draw:textarea-vertical-align="middle" draw:auto-grow-height="false" fo:min-height="2.163cm" fo:min-width="1.786cm"/>
    </style:style>
    <style:style style:name="gr3" style:family="graphic" style:parent-style-name="standard">
      <style:graphic-properties svg:stroke-width="0.018cm" svg:stroke-color="#78a8e4" draw:marker-start-width="0.227cm" draw:marker-end-width="0.227cm" draw:fill-color="#e6f1f1" draw:textarea-horizontal-align="justify" draw:textarea-vertical-align="middle" draw:auto-grow-height="false" fo:min-height="3.583cm" fo:min-width="3.511cm" fo:padding-top="0.134cm" fo:padding-bottom="0.134cm" fo:padding-left="0.259cm" fo:padding-right="0.259cm"/>
    </style:style>
    <style:style style:name="gr4" style:family="graphic" style:parent-style-name="standard">
      <style:graphic-properties svg:stroke-color="#92c3e2" draw:fill-color="#92c3e2" draw:textarea-horizontal-align="justify" draw:textarea-vertical-align="middle" draw:auto-grow-height="false" fo:min-height="0.385cm" fo:min-width="3.335cm"/>
    </style:style>
    <style:style style:name="gr5" style:family="graphic" style:parent-style-name="standard">
      <style:graphic-properties svg:stroke-color="#a5cfe2" draw:fill-color="#92c3e2" draw:textarea-horizontal-align="justify" draw:textarea-vertical-align="middle" draw:auto-grow-height="false" fo:min-height="1.02cm" fo:min-width="3.335cm"/>
    </style:style>
    <style:style style:name="gr6" style:family="graphic" style:parent-style-name="standard">
      <style:graphic-properties svg:stroke-color="#000000" draw:fill-color="#d0e6e9" draw:textarea-horizontal-align="justify" draw:textarea-vertical-align="middle" draw:auto-grow-height="false" fo:min-height="2.163cm" fo:min-width="1.786cm"/>
    </style:style>
    <style:style style:name="gr7" style:family="graphic" style:parent-style-name="standard">
      <style:graphic-properties svg:stroke-color="#000000" draw:fill-color="#d0e6e9" draw:textarea-horizontal-align="justify" draw:textarea-vertical-align="middle" draw:auto-grow-height="false" fo:min-height="2.163cm" fo:min-width="1.786cm"/>
    </style:style>
    <style:style style:name="gr8" style:family="graphic" style:parent-style-name="objectwithoutfill">
      <style:graphic-properties svg:stroke-width="0.035cm" draw:marker-start-width="0.252cm" draw:marker-end="Arrow" draw:marker-end-width="0.204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78a8e4" draw:fill-color="#e6f1f1" draw:textarea-horizontal-align="justify" draw:textarea-vertical-align="middle" draw:auto-grow-height="false" fo:min-height="0.437cm" fo:min-width="1.087cm"/>
    </style:style>
    <style:style style:name="gr10" style:family="graphic" style:parent-style-name="objectwithoutfill">
      <style:graphic-properties draw:stroke="dash" draw:stroke-dash="Dashed_20__28_var_29_" svg:stroke-width="0.028cm" draw:marker-start-width="0.242cm" draw:marker-end-width="0.242cm" draw:fill="none" draw:fill-color="#784cb1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dash" draw:stroke-dash="Dashed_20__28_var_29_" svg:stroke-width="0.035cm" draw:marker-start-width="0.252cm" draw:marker-end="Arrow" draw:marker-end-width="0.204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svg:stroke-width="0.035cm" draw:marker-start-width="0.252cm" draw:marker-end="Arrow" draw:marker-end-width="0.204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28cm" svg:stroke-color="#000000" draw:marker-start-width="0.242cm" draw:marker-end-width="0.242cm" draw:fill="none" draw:fill-color="#784cb1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8cm"/>
    </style:style>
    <style:style style:name="P1" style:family="paragraph">
      <loext:graphic-properties draw:fill-color="#92c3e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84cb1"/>
      <style:paragraph-properties fo:text-align="center"/>
      <style:text-properties style:font-name="Source Sans Pro SemiBold"/>
    </style:style>
    <style:style style:name="P4" style:family="paragraph">
      <loext:graphic-properties draw:fill-color="#e6f1f1"/>
      <style:paragraph-properties fo:text-align="center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-color="#92c3e2"/>
      <style:paragraph-properties fo:margin-top="0cm" fo:margin-bottom="0cm" fo:text-align="center"/>
      <style:text-properties style:font-name="Source Sans Pro SemiBold" fo:font-size="12pt" style:font-size-asian="12pt" style:font-size-complex="12pt"/>
    </style:style>
    <style:style style:name="P7" style:family="paragraph">
      <loext:graphic-properties draw:fill-color="#d0e6e9"/>
      <style:paragraph-properties fo:text-align="center"/>
    </style:style>
    <style:style style:name="P8" style:family="paragraph">
      <loext:graphic-properties draw:fill-color="#d0e6e9"/>
      <style:paragraph-properties fo:text-align="center"/>
      <style:text-properties style:font-name="Source Sans Pro Semi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6f1f1"/>
      <style:paragraph-properties fo:text-align="center"/>
      <style:text-properties fo:color="#601c5e" style:font-name="Source Sans Pro SemiBold"/>
    </style:style>
    <style:style style:name="P11" style:family="paragraph">
      <loext:graphic-properties draw:fill="none" draw:fill-color="#784cb1"/>
      <style:paragraph-properties fo:text-align="center"/>
    </style:style>
    <style:style style:name="P12" style:family="paragraph">
      <loext:graphic-properties draw:fill="none" draw:fill-color="#ffffff"/>
      <style:text-properties style:font-name="Source Sans Pro SemiBold"/>
    </style:style>
    <style:style style:name="T1" style:family="text">
      <style:text-properties style:font-name="Source Sans Pro SemiBold"/>
    </style:style>
    <style:style style:name="T2" style:family="text">
      <style:text-properties style:font-name="Source Sans Pro SemiBold" fo:font-size="12pt" style:font-size-asian="12pt" style:font-size-complex="12pt"/>
    </style:style>
    <style:style style:name="T3" style:family="text">
      <style:text-properties style:font-name="Source Sans Pro" fo:font-size="12pt" style:font-size-asian="12pt" style:font-size-complex="12pt"/>
    </style:style>
    <style:style style:name="T4" style:family="text">
      <style:text-properties fo:color="#551649" style:font-name="Source Sans Pro SemiBold" fo:font-size="12pt" style:font-size-asian="12pt" style:font-size-complex="12pt"/>
    </style:style>
    <style:style style:name="T5" style:family="text">
      <style:text-properties fo:color="#601c5e" style:font-name="Source Sans Pro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67cm" svg:height="3.048cm" svg:x="7.856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286cm" svg:height="2.413cm" svg:x="7.946cm" svg:y="1.454cm">
          <text:p text:style-name="P2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4.267cm" svg:x="1.073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3.835cm" svg:height="0.635cm" svg:x="1.378cm" svg:y="5.191cm">
          <text:p text:style-name="P5"><text:span text:style-name="T2">Batch Normaliz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.835cm" svg:height="1.27cm" svg:x="1.378cm" svg:y="6.307cm">
          <text:p text:style-name="P5"><text:span text:style-name="T2">Convolution</text:span></text:p>
          <text:p text:style-name="P5"><text:span text:style-name="T3">Filters:</text:span><text:span text:style-name="T2"> </text:span><text:span text:style-name="T4">4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6" draw:text-style-name="P7" draw:layer="layout" svg:width="2.286cm" svg:height="2.413cm" svg:x="7.796cm" svg:y="8.82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2.286cm" svg:height="2.413cm" svg:x="7.896cm" svg:y="8.92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2.286cm" svg:height="2.413cm" svg:x="7.996cm" svg:y="9.0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286cm" svg:height="2.413cm" svg:x="8.096cm" svg:y="9.128cm">
            <text:p text:style-name="P2"><text:span text:style-name="T1">Output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9" draw:layer="layout" draw:type="line" svg:x1="9.089cm" svg:y1="3.867cm" svg:x2="9.074cm" svg:y2="5.245cm" draw:start-shape="id1" draw:start-glue-point="2" draw:end-shape="id2" draw:end-glue-point="0" svg:d="M9089 3867l-15 1378" svg:viewBox="0 0 16 1379">
          <text:p/>
        </draw:connector>
        <draw:connector draw:style-name="gr8" draw:text-style-name="P9" draw:layer="layout" draw:type="line" svg:x1="3.295cm" svg:y1="5.826cm" svg:x2="3.295cm" svg:y2="6.307cm" draw:start-shape="id3" draw:start-glue-point="2" draw:end-shape="id4" draw:end-glue-point="0" svg:d="M3295 5826v481" svg:viewBox="0 0 1 482">
          <text:p/>
        </draw:connector>
        <draw:connector draw:style-name="gr8" draw:text-style-name="P9" draw:layer="layout" draw:type="line" svg:x1="9.074cm" svg:y1="7.406cm" svg:x2="9.089cm" svg:y2="8.828cm" draw:start-shape="id5" draw:start-glue-point="2" draw:end-shape="id6" draw:end-glue-point="0" svg:d="M9074 7406l15 1422" svg:viewBox="0 0 16 1423">
          <text:p/>
        </draw:connector>
        <draw:custom-shape draw:style-name="gr9" draw:text-style-name="P10" xml:id="id2" draw:id="id2" draw:layer="layout" svg:width="1.661cm" svg:height="0.761cm" svg:x="8.244cm" svg:y="5.245cm">
          <text:p text:style-name="P2"><text:span text:style-name="T5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5" draw:id="id5" draw:layer="layout" svg:width="1.661cm" svg:height="0.761cm" svg:x="8.244cm" svg:y="6.645cm">
          <text:p text:style-name="P2"><text:span text:style-name="T5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5.318cm" svg:y1="8.874cm" svg:x2="8.312cm" svg:y2="6.08cm">
          <text:p/>
        </draw:line>
        <draw:line draw:style-name="gr10" draw:text-style-name="P11" draw:layer="layout" svg:x1="4.937cm" svg:y1="4.81cm" svg:x2="8.312cm" svg:y2="5.191cm">
          <text:p/>
        </draw:line>
        <draw:connector draw:style-name="gr11" draw:text-style-name="P9" draw:layer="layout" draw:type="line" svg:x1="3.286cm" svg:y1="3.794cm" svg:x2="3.286cm" svg:y2="5.172cm" svg:d="M3286 3794v1378" svg:viewBox="0 0 1 1379">
          <text:p/>
        </draw:connector>
        <draw:connector draw:style-name="gr11" draw:text-style-name="P9" draw:layer="layout" draw:type="line" svg:x1="3.286cm" svg:y1="8.694cm" svg:x2="3.286cm" svg:y2="10.072cm" svg:d="M3286 8694v1378" svg:viewBox="0 0 1 1379">
          <text:p/>
        </draw:connector>
        <draw:connector draw:style-name="gr12" draw:text-style-name="P9" draw:layer="layout" draw:type="line" svg:x1="9.074cm" svg:y1="6.006cm" svg:x2="9.074cm" svg:y2="6.645cm" draw:start-shape="id2" draw:start-glue-point="2" draw:end-shape="id5" svg:d="M9074 6006v639" svg:viewBox="0 0 1 640">
          <text:p/>
        </draw:connector>
        <draw:g xml:id="id9" draw:id="id9">
          <draw:line draw:style-name="gr13" draw:text-style-name="P11" xml:id="id7" draw:id="id7" draw:layer="layout" svg:x1="9.509cm" svg:y1="5.084cm" svg:x2="10.144cm" svg:y2="5.084cm">
            <text:p/>
          </draw:line>
          <draw:line draw:style-name="gr13" draw:text-style-name="P11" xml:id="id8" draw:id="id8" draw:layer="layout" svg:x1="9.51cm" svg:y1="7.584cm" svg:x2="10.145cm" svg:y2="7.584cm">
            <text:p/>
          </draw:line>
          <draw:connector draw:style-name="gr13" draw:text-style-name="P11" draw:layer="layout" draw:type="line" svg:x1="10.144cm" svg:y1="5.084cm" svg:x2="10.145cm" svg:y2="7.584cm" draw:start-shape="id7" draw:start-glue-point="1" draw:end-shape="id8" draw:end-glue-point="1" svg:d="M10144 5084l1 2500" svg:viewBox="0 0 2 2501">
            <text:p/>
          </draw:connector>
        </draw:g>
        <draw:frame draw:style-name="gr14" draw:text-style-name="P12" xml:id="id10" draw:id="id10" draw:layer="layout" svg:width="0.828cm" svg:height="1.052cm" svg:x="10.779cm" svg:y="5.808cm">
          <draw:text-box>
            <text:p><text:span text:style-name="T1">2</text:span></text:p>
          </draw:text-box>
        </draw:frame>
        <draw:connector draw:style-name="gr13" draw:text-style-name="P11" draw:layer="layout" draw:type="line" svg:x1="10.145cm" svg:y1="6.334cm" svg:x2="10.779cm" svg:y2="6.334cm" draw:start-shape="id9" draw:start-glue-point="1" draw:end-shape="id10" draw:end-glue-point="3" svg:d="M10145 6334h634" svg:viewBox="0 0 635 1">
          <text:p/>
        </draw:connector>
        <draw:custom-shape draw:style-name="gr4" draw:text-style-name="P6" draw:layer="layout" svg:width="3.835cm" svg:height="0.635cm" svg:x="1.378cm" svg:y="8.061cm">
          <text:p text:style-name="P5"><text:span text:style-name="T2">ReLU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3.295cm" svg:y1="7.579cm" svg:x2="3.295cm" svg:y2="8.06cm" svg:d="M3295 7579v481" svg:viewBox="0 0 1 4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09:19:07.418025936</meta:creation-date>
    <dc:date>2019-04-26T16:54:18.123858993</dc:date>
    <meta:editing-duration>PT25M17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